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8bb5"/>
    </style:style>
    <style:style style:name="T1" style:family="text">
      <style:text-properties officeooo:rsid="000b8b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n el punto 5 del laboratorio se puede llegar a la conclusión que la envolvente compleja de una modulación OOK es el mismo mensaje ya que la señal EC es una señal banda base y se ve esta representación (en fase y cuadratura) y que la parte imaginaria o cuadratura es cero, y al hacer el análisis en frecuencia se puede observar lo visto en clase, que la señal modulada es la multiplicación del mensaje por el oscilador, por lo cual su espectro es la convolución de un SINC por los impulsos del oscilador al variar la frecuencia de la portadora hacia arriba solo se modifica la cantidad de oscilaciones dentro de un uno lógico con lo cual tiende a estar más “lleno” pero la EC es constante y el espectro de la señal modulada tiende a alejarse de las dos frecuencias con más aporte, el caso contrario al bajar la frecuencia de la portadora la señal modulada tiende a parecerse más al mismo mensaje por lo que su espectro tambié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0:01:54.745064825</meta:creation-date>
    <dc:date>2024-03-14T10:11:54.320649294</dc:date>
    <meta:editing-duration>PT10M</meta:editing-duration>
    <meta:editing-cycles>1</meta:editing-cycles>
    <meta:document-statistic meta:table-count="0" meta:image-count="0" meta:object-count="0" meta:page-count="1" meta:paragraph-count="1" meta:word-count="171" meta:character-count="927" meta:non-whitespace-character-count="757"/>
    <meta:generator>LibreOffice/6.4.7.2$Linux_X86_64 LibreOffice_project/40$Build-2</meta:generator>
  </office:meta>
</office:document-meta>
</file>